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a12" officeooo:paragraph-rsid="00056a12" style:font-size-asian="13.1000003814697pt" style:font-size-complex="15pt"/>
    </style:style>
    <style:style style:name="P2" style:family="paragraph" style:parent-style-name="Standard">
      <style:paragraph-properties fo:text-align="center" style:justify-single-word="false"/>
      <style:text-properties fo:color="#ce181e" fo:font-size="20pt" officeooo:rsid="00056a12" officeooo:paragraph-rsid="00056a12" style:font-size-asian="20pt" style:font-size-complex="20pt"/>
    </style:style>
    <style:style style:name="P3" style:family="paragraph" style:parent-style-name="Standard">
      <style:paragraph-properties fo:margin-left="0cm" fo:margin-right="0cm" fo:line-height="106%" fo:text-align="start" style:justify-single-word="false" fo:text-indent="0cm" style:auto-text-indent="false"/>
      <style:text-properties fo:font-size="18pt" officeooo:rsid="00056a12" officeooo:paragraph-rsid="00056a12" style:font-size-asian="18pt" style:font-size-complex="18pt"/>
    </style:style>
    <style:style style:name="P4" style:family="paragraph" style:parent-style-name="Standard">
      <style:paragraph-properties fo:margin-left="0cm" fo:margin-right="0cm" fo:line-height="106%" fo:text-align="start" style:justify-single-word="false" fo:text-indent="0cm" style:auto-text-indent="false"/>
      <style:text-properties fo:font-size="18pt" officeooo:rsid="00074fb7" officeooo:paragraph-rsid="00074fb7" style:font-size-asian="18pt" style:font-size-complex="18pt"/>
    </style:style>
    <style:style style:name="T1" style:family="text">
      <style:text-properties style:use-window-font-color="true" style:font-name="Calibri" fo:language="tr" fo:country="TR" style:letter-kerning="true" style:font-name-asian="Calibri1" style:language-asian="ar" style:country-asian="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DUINO KAPI GÜVENLİK SİSTEMİ</text:p>
      <text:p text:style-name="P1"/>
      <text:p text:style-name="P3"><text:span text:style-name="T1">Bu projede işyeri, okul, tesis, fabrika gibi yoğun insan topluluğunun bulunduğu ve daha birçok kurumsal firmaların yer aldığı alanlarda giren kişilerin takibi, kimliği, hangi saatte girip çıktıkları ve bulunma sürelerinin belirlenmesi ve güvenliğin arttırımı amaçlanmaktadır.</text:span></text:p>
      <text:p text:style-name="P3"><text:span text:style-name="T1"><text:s/></text:span></text:p>
      <text:p text:style-name="P3"><text:span text:style-name="T1"/></text:p>
      <text:p text:style-name="P3"><text:span text:style-name="T1">OZAN AKKAŞOĞLU<text:tab/><text:tab/> <text:s text:c="3"/>METE KABA<text:tab/> <text:s text:c="8"/><text:tab/>TEYNUR YILDIZ</text:span></text:p>
      <text:p text:style-name="P4"><text:span text:style-name="T1"><text:s text:c="6"/>155050009<text:tab/><text:tab/> <text:s text:c="3"/>155050016<text:tab/> <text:s text:c="19"/>155050013</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21:09.019000000</meta:creation-date>
    <meta:print-date>2019-01-03T15:23:06.828000000</meta:print-date>
    <dc:date>2019-01-03T15:24:59.276000000</dc:date>
    <meta:editing-duration>PT3M51S</meta:editing-duration>
    <meta:editing-cycles>2</meta:editing-cycles>
    <meta:generator>LibreOffice/6.1.2.1$Windows_X86_64 LibreOffice_project/65905a128db06ba48db947242809d14d3f9a93fe</meta:generator>
    <meta:document-statistic meta:table-count="0" meta:image-count="0" meta:object-count="0" meta:page-count="1" meta:paragraph-count="5" meta:word-count="48" meta:character-count="418" meta:non-whitespace-character-count="327"/>
  </office:meta>
</office:document-meta>
</file>